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style:font-name="Liberation Sans"/>
    </style:style>
    <style:style style:name="ce5" style:family="table-cell" style:parent-style-name="Default" style:data-style-name="N3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(pre0.12.0)" table:style-name="ta1">
        <table:shapes>
          <draw:frame draw:z-index="0" draw:style-name="gr1" draw:text-style-name="P1" svg:width="854.82pt" svg:height="445.95pt" svg:x="8.59pt" svg:y="221.05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9:'Baseline(pre0.12.0)'.A9 'Baseline(pre0.12.0)'.B9:'Baseline(pre0.12.0)'.K9 'Baseline(pre0.12.0)'.A10:'Baseline(pre0.12.0)'.A10 'Baseline(pre0.12.0)'.B10:'Baseline(pre0.12.0)'.K10 'Baseline(pre0.12.0)'.A11:'Baseline(pre0.12.0)'.A11 'Baseline(pre0.12.0)'.B11:'Baseline(pre0.12.0)'.K11 'Baseline(pre0.12.0)'.A12:'Baseline(pre0.12.0)'.A12 'Baseline(pre0.12.0)'.B12:'Baseline(pre0.12.0)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Messages per second</svg:title>
          </draw:frame>
          <draw:frame draw:z-index="1" draw:style-name="gr1" draw:text-style-name="P1" svg:width="850.37pt" svg:height="478.32pt" svg:x="13.72pt" svg:y="686.49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11:'Baseline(pre0.12.0)'.A11 'Baseline(pre0.12.0)'.B11:'Baseline(pre0.12.0)'.K11 'Baseline(pre0.12.0)'.A12:'Baseline(pre0.12.0)'.A12 'Baseline(pre0.12.0)'.B12:'Baseline(pre0.12.0)'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1012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 messages/secon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Format</text:p>
          </table:table-cell>
          <table:table-cell table:style-name="ce1" office:value-type="float" office:value="874916" calcext:value-type="float">
            <text:p>874916</text:p>
          </table:table-cell>
          <table:table-cell table:style-name="ce3" office:value-type="float" office:value="889510" calcext:value-type="float">
            <text:p>889510</text:p>
          </table:table-cell>
          <table:table-cell office:value-type="float" office:value="890761" calcext:value-type="float">
            <text:p>890761</text:p>
          </table:table-cell>
          <table:table-cell office:value-type="float" office:value="854845" calcext:value-type="float">
            <text:p>854845</text:p>
          </table:table-cell>
          <table:table-cell office:value-type="float" office:value="790908" calcext:value-type="float">
            <text:p>790908</text:p>
          </table:table-cell>
          <table:table-cell office:value-type="float" office:value="793891" calcext:value-type="float">
            <text:p>793891</text:p>
          </table:table-cell>
          <table:table-cell office:value-type="float" office:value="893357" calcext:value-type="float">
            <text:p>893357</text:p>
          </table:table-cell>
          <table:table-cell office:value-type="float" office:value="824363" calcext:value-type="float">
            <text:p>824363</text:p>
          </table:table-cell>
          <table:table-cell office:value-type="float" office:value="889471" calcext:value-type="float">
            <text:p>889471</text:p>
          </table:table-cell>
          <table:table-cell office:value-type="float" office:value="819249" calcext:value-type="float">
            <text:p>819249</text:p>
          </table:table-cell>
          <table:table-cell table:style-name="ce4" table:formula="of:=SUM([.B3:.K3])/10" office:value-type="float" office:value="852127.1" calcext:value-type="float">
            <text:p>852,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Only</text:p>
          </table:table-cell>
          <table:table-cell table:style-name="ce1" office:value-type="float" office:value="897998" calcext:value-type="float">
            <text:p>897998</text:p>
          </table:table-cell>
          <table:table-cell office:value-type="float" office:value="899387" calcext:value-type="float">
            <text:p>899387</text:p>
          </table:table-cell>
          <table:table-cell office:value-type="float" office:value="912905" calcext:value-type="float">
            <text:p>912905</text:p>
          </table:table-cell>
          <table:table-cell office:value-type="float" office:value="880149" calcext:value-type="float">
            <text:p>880149</text:p>
          </table:table-cell>
          <table:table-cell office:value-type="float" office:value="881537" calcext:value-type="float">
            <text:p>881537</text:p>
          </table:table-cell>
          <table:table-cell office:value-type="float" office:value="897694" calcext:value-type="float">
            <text:p>897694</text:p>
          </table:table-cell>
          <table:table-cell office:value-type="float" office:value="920063" calcext:value-type="float">
            <text:p>920063</text:p>
          </table:table-cell>
          <table:table-cell office:value-type="float" office:value="913359" calcext:value-type="float">
            <text:p>913359</text:p>
          </table:table-cell>
          <table:table-cell office:value-type="float" office:value="895877" calcext:value-type="float">
            <text:p>895877</text:p>
          </table:table-cell>
          <table:table-cell office:value-type="float" office:value="900683" calcext:value-type="float">
            <text:p>900683</text:p>
          </table:table-cell>
          <table:table-cell table:style-name="ce4" table:formula="of:=SUM([.B4:.K4])/10" office:value-type="float" office:value="899965.2" calcext:value-type="float">
            <text:p>899,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ClassLevel</text:p>
          </table:table-cell>
          <table:table-cell office:value-type="float" office:value="891246" calcext:value-type="float">
            <text:p>891246</text:p>
          </table:table-cell>
          <table:table-cell office:value-type="float" office:value="885770" calcext:value-type="float">
            <text:p>885770</text:p>
          </table:table-cell>
          <table:table-cell office:value-type="float" office:value="902066" calcext:value-type="float">
            <text:p>902066</text:p>
          </table:table-cell>
          <table:table-cell office:value-type="float" office:value="880256" calcext:value-type="float">
            <text:p>880256</text:p>
          </table:table-cell>
          <table:table-cell office:value-type="float" office:value="891291" calcext:value-type="float">
            <text:p>891291</text:p>
          </table:table-cell>
          <table:table-cell office:value-type="float" office:value="888675" calcext:value-type="float">
            <text:p>888675</text:p>
          </table:table-cell>
          <table:table-cell office:value-type="float" office:value="924092" calcext:value-type="float">
            <text:p>924092</text:p>
          </table:table-cell>
          <table:table-cell office:value-type="float" office:value="902368" calcext:value-type="float">
            <text:p>902368</text:p>
          </table:table-cell>
          <table:table-cell office:value-type="float" office:value="900012" calcext:value-type="float">
            <text:p>900012</text:p>
          </table:table-cell>
          <table:table-cell office:value-type="float" office:value="887661" calcext:value-type="float">
            <text:p>887661</text:p>
          </table:table-cell>
          <table:table-cell table:style-name="ce4" table:formula="of:=SUM([.B5:.K5])/10" office:value-type="float" office:value="895343.7" calcext:value-type="float">
            <text:p>895,34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gging with FMT</text:p>
          </table:table-cell>
          <table:table-cell office:value-type="float" office:value="1357821" calcext:value-type="float">
            <text:p>1357821</text:p>
          </table:table-cell>
          <table:table-cell office:value-type="float" office:value="1409458" calcext:value-type="float">
            <text:p>1409458</text:p>
          </table:table-cell>
          <table:table-cell office:value-type="float" office:value="1399134" calcext:value-type="float">
            <text:p>1399134</text:p>
          </table:table-cell>
          <table:table-cell office:value-type="float" office:value="1393883" calcext:value-type="float">
            <text:p>1393883</text:p>
          </table:table-cell>
          <table:table-cell office:value-type="float" office:value="1360164" calcext:value-type="float">
            <text:p>1360164</text:p>
          </table:table-cell>
          <table:table-cell office:value-type="float" office:value="1374058" calcext:value-type="float">
            <text:p>1374058</text:p>
          </table:table-cell>
          <table:table-cell office:value-type="float" office:value="1419056" calcext:value-type="float">
            <text:p>1419056</text:p>
          </table:table-cell>
          <table:table-cell office:value-type="float" office:value="1398447" calcext:value-type="float">
            <text:p>1398447</text:p>
          </table:table-cell>
          <table:table-cell office:value-type="float" office:value="1396279" calcext:value-type="float">
            <text:p>1396279</text:p>
          </table:table-cell>
          <table:table-cell office:value-type="float" office:value="1384730" calcext:value-type="float">
            <text:p>1384730</text:p>
          </table:table-cell>
          <table:table-cell table:style-name="ce4" table:formula="of:=SUM([.B6:.K6])/10" office:value-type="float" office:value="1389303" calcext:value-type="float">
            <text:p>1,389,3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</text:p>
          </table:table-cell>
          <table:table-cell office:value-type="float" office:value="1320059" calcext:value-type="float">
            <text:p>1320059</text:p>
          </table:table-cell>
          <table:table-cell office:value-type="float" office:value="1353796" calcext:value-type="float">
            <text:p>1353796</text:p>
          </table:table-cell>
          <table:table-cell office:value-type="float" office:value="1364776" calcext:value-type="float">
            <text:p>1364776</text:p>
          </table:table-cell>
          <table:table-cell office:value-type="float" office:value="1344459" calcext:value-type="float">
            <text:p>1344459</text:p>
          </table:table-cell>
          <table:table-cell office:value-type="float" office:value="1313953" calcext:value-type="float">
            <text:p>1313953</text:p>
          </table:table-cell>
          <table:table-cell office:value-type="float" office:value="1299466" calcext:value-type="float">
            <text:p>1299466</text:p>
          </table:table-cell>
          <table:table-cell office:value-type="float" office:value="1371105" calcext:value-type="float">
            <text:p>1371105</text:p>
          </table:table-cell>
          <table:table-cell office:value-type="float" office:value="1339988" calcext:value-type="float">
            <text:p>1339988</text:p>
          </table:table-cell>
          <table:table-cell office:value-type="float" office:value="1342447" calcext:value-type="float">
            <text:p>1342447</text:p>
          </table:table-cell>
          <table:table-cell office:value-type="float" office:value="1328040" calcext:value-type="float">
            <text:p>1328040</text:p>
          </table:table-cell>
          <table:table-cell table:style-name="ce4" table:formula="of:=SUM([.B7:.K7])/10" office:value-type="float" office:value="1337808.9" calcext:value-type="float">
            <text:p>1,337,8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 with FMT</text:p>
          </table:table-cell>
          <table:table-cell office:value-type="float" office:value="1277198" calcext:value-type="float">
            <text:p>1277198</text:p>
          </table:table-cell>
          <table:table-cell office:value-type="float" office:value="1345972" calcext:value-type="float">
            <text:p>1345972</text:p>
          </table:table-cell>
          <table:table-cell office:value-type="float" office:value="1333681" calcext:value-type="float">
            <text:p>1333681</text:p>
          </table:table-cell>
          <table:table-cell office:value-type="float" office:value="1328037" calcext:value-type="float">
            <text:p>1328037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1290559" calcext:value-type="float">
            <text:p>1290559</text:p>
          </table:table-cell>
          <table:table-cell office:value-type="float" office:value="1344582" calcext:value-type="float">
            <text:p>1344582</text:p>
          </table:table-cell>
          <table:table-cell office:value-type="float" office:value="1320516" calcext:value-type="float">
            <text:p>1320516</text:p>
          </table:table-cell>
          <table:table-cell office:value-type="float" office:value="1307752" calcext:value-type="float">
            <text:p>1307752</text:p>
          </table:table-cell>
          <table:table-cell table:style-name="ce3" office:value-type="float" office:value="1313425" calcext:value-type="float">
            <text:p>1313425</text:p>
          </table:table-cell>
          <table:table-cell table:style-name="ce4" table:formula="of:=SUM([.B8:.K8])/10" office:value-type="float" office:value="1316734.4" calcext:value-type="float">
            <text:p>1,316,7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debug</text:p>
          </table:table-cell>
          <table:table-cell office:value-type="float" office:value="21045128" calcext:value-type="float">
            <text:p>21045128</text:p>
          </table:table-cell>
          <table:table-cell office:value-type="float" office:value="21218850" calcext:value-type="float">
            <text:p>21218850</text:p>
          </table:table-cell>
          <table:table-cell office:value-type="float" office:value="20872511" calcext:value-type="float">
            <text:p>20872511</text:p>
          </table:table-cell>
          <table:table-cell office:value-type="float" office:value="21106635" calcext:value-type="float">
            <text:p>21106635</text:p>
          </table:table-cell>
          <table:table-cell office:value-type="float" office:value="15610987" calcext:value-type="float">
            <text:p>15610987</text:p>
          </table:table-cell>
          <table:table-cell office:value-type="float" office:value="19579299" calcext:value-type="float">
            <text:p>19579299</text:p>
          </table:table-cell>
          <table:table-cell office:value-type="float" office:value="20944266" calcext:value-type="float">
            <text:p>20944266</text:p>
          </table:table-cell>
          <table:table-cell office:value-type="float" office:value="21267650" calcext:value-type="float">
            <text:p>21267650</text:p>
          </table:table-cell>
          <table:table-cell office:value-type="float" office:value="21198547" calcext:value-type="float">
            <text:p>21198547</text:p>
          </table:table-cell>
          <table:table-cell office:value-type="float" office:value="20911558" calcext:value-type="float">
            <text:p>20911558</text:p>
          </table:table-cell>
          <table:table-cell table:style-name="ce4" table:formula="of:=SUM([.B9:.K9])/10" office:value-type="float" office:value="20375543.1" calcext:value-type="float">
            <text:p>20,375,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trace</text:p>
          </table:table-cell>
          <table:table-cell office:value-type="float" office:value="20746720" calcext:value-type="float">
            <text:p>20746720</text:p>
          </table:table-cell>
          <table:table-cell office:value-type="float" office:value="20834888" calcext:value-type="float">
            <text:p>20834888</text:p>
          </table:table-cell>
          <table:table-cell office:value-type="float" office:value="21015998" calcext:value-type="float">
            <text:p>21015998</text:p>
          </table:table-cell>
          <table:table-cell office:value-type="float" office:value="21302299" calcext:value-type="float">
            <text:p>21302299</text:p>
          </table:table-cell>
          <table:table-cell office:value-type="float" office:value="20751393" calcext:value-type="float">
            <text:p>20751393</text:p>
          </table:table-cell>
          <table:table-cell office:value-type="float" office:value="19938360" calcext:value-type="float">
            <text:p>19938360</text:p>
          </table:table-cell>
          <table:table-cell office:value-type="float" office:value="21176900" calcext:value-type="float">
            <text:p>21176900</text:p>
          </table:table-cell>
          <table:table-cell office:value-type="float" office:value="20841045" calcext:value-type="float">
            <text:p>20841045</text:p>
          </table:table-cell>
          <table:table-cell office:value-type="float" office:value="21122091" calcext:value-type="float">
            <text:p>21122091</text:p>
          </table:table-cell>
          <table:table-cell office:value-type="float" office:value="20997901" calcext:value-type="float">
            <text:p>20997901</text:p>
          </table:table-cell>
          <table:table-cell table:style-name="ce4" table:formula="of:=SUM([.B10:.K10])/10" office:value-type="float" office:value="20872759.5" calcext:value-type="float">
            <text:p>20,872,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debug</text:p>
          </table:table-cell>
          <table:table-cell table:style-name="ce1" office:value-type="float" office:value="1312273" calcext:value-type="float">
            <text:p>1312273</text:p>
          </table:table-cell>
          <table:table-cell office:value-type="float" office:value="1349968" calcext:value-type="float">
            <text:p>1349968</text:p>
          </table:table-cell>
          <table:table-cell office:value-type="float" office:value="1352856" calcext:value-type="float">
            <text:p>1352856</text:p>
          </table:table-cell>
          <table:table-cell office:value-type="float" office:value="1338585" calcext:value-type="float">
            <text:p>1338585</text:p>
          </table:table-cell>
          <table:table-cell office:value-type="float" office:value="1304687" calcext:value-type="float">
            <text:p>1304687</text:p>
          </table:table-cell>
          <table:table-cell office:value-type="float" office:value="1318856" calcext:value-type="float">
            <text:p>1318856</text:p>
          </table:table-cell>
          <table:table-cell office:value-type="float" office:value="1354631" calcext:value-type="float">
            <text:p>1354631</text:p>
          </table:table-cell>
          <table:table-cell office:value-type="float" office:value="1348276" calcext:value-type="float">
            <text:p>1348276</text:p>
          </table:table-cell>
          <table:table-cell office:value-type="float" office:value="1318240" calcext:value-type="float">
            <text:p>1318240</text:p>
          </table:table-cell>
          <table:table-cell office:value-type="float" office:value="1332437" calcext:value-type="float">
            <text:p>1332437</text:p>
          </table:table-cell>
          <table:table-cell table:style-name="ce4" table:formula="of:=SUM([.B11:.K11])/10" office:value-type="float" office:value="1333080.9" calcext:value-type="float">
            <text:p>1,333,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trace</text:p>
          </table:table-cell>
          <table:table-cell office:value-type="float" office:value="1295622" calcext:value-type="float">
            <text:p>1295622</text:p>
          </table:table-cell>
          <table:table-cell office:value-type="float" office:value="1357618" calcext:value-type="float">
            <text:p>1357618</text:p>
          </table:table-cell>
          <table:table-cell office:value-type="float" office:value="1371053" calcext:value-type="float">
            <text:p>1371053</text:p>
          </table:table-cell>
          <table:table-cell table:style-name="ce1" office:value-type="float" office:value="1340288" calcext:value-type="float">
            <text:p>1340288</text:p>
          </table:table-cell>
          <table:table-cell office:value-type="float" office:value="1323888" calcext:value-type="float">
            <text:p>1323888</text:p>
          </table:table-cell>
          <table:table-cell office:value-type="float" office:value="1303509" calcext:value-type="float">
            <text:p>1303509</text:p>
          </table:table-cell>
          <table:table-cell office:value-type="float" office:value="1370781" calcext:value-type="float">
            <text:p>1370781</text:p>
          </table:table-cell>
          <table:table-cell office:value-type="float" office:value="1337599" calcext:value-type="float">
            <text:p>1337599</text:p>
          </table:table-cell>
          <table:table-cell office:value-type="float" office:value="1324293" calcext:value-type="float">
            <text:p>1324293</text:p>
          </table:table-cell>
          <table:table-cell office:value-type="float" office:value="1322005" calcext:value-type="float">
            <text:p>1322005</text:p>
          </table:table-cell>
          <table:table-cell table:style-name="ce4" table:formula="of:=SUM([.B12:.K12])/10" office:value-type="float" office:value="1334665.6" calcext:value-type="float">
            <text:p>1,334,6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 messages: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writing out to file to only determine how fast log4cxx is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ad_local thread name" table:style-name="ta1"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137154" calcext:value-type="float">
            <text:p>1137154</text:p>
          </table:table-cell>
          <table:table-cell office:value-type="float" office:value="1046895" calcext:value-type="float">
            <text:p>1046895</text:p>
          </table:table-cell>
          <table:table-cell office:value-type="float" office:value="1068477" calcext:value-type="float">
            <text:p>1068477</text:p>
          </table:table-cell>
          <table:table-cell office:value-type="float" office:value="1062265" calcext:value-type="float">
            <text:p>1062265</text:p>
          </table:table-cell>
          <table:table-cell office:value-type="float" office:value="1050458" calcext:value-type="float">
            <text:p>1050458</text:p>
          </table:table-cell>
          <table:table-cell office:value-type="float" office:value="1052239" calcext:value-type="float">
            <text:p>1052239</text:p>
          </table:table-cell>
          <table:table-cell office:value-type="float" office:value="1036243" calcext:value-type="float">
            <text:p>1036243</text:p>
          </table:table-cell>
          <table:table-cell office:value-type="float" office:value="1120940" calcext:value-type="float">
            <text:p>1120940</text:p>
          </table:table-cell>
          <table:table-cell office:value-type="float" office:value="1084759" calcext:value-type="float">
            <text:p>1084759</text:p>
          </table:table-cell>
          <table:table-cell office:value-type="float" office:value="1073606" calcext:value-type="float">
            <text:p>1073606</text:p>
          </table:table-cell>
          <table:table-cell table:style-name="ce5" table:formula="of:=SUM([.B2:.K2])/10" office:value-type="float" office:value="1073303.6" calcext:value-type="float">
            <text:p>1,073,304</text:p>
          </table:table-cell>
          <table:table-cell table:style-name="ce6" table:formula="of:=([.L2]-[$'Baseline(pre0.12.0)'.L3])/[$'Baseline(pre0.12.0)'.L3]" office:value-type="percentage" office:value="0.259558110521306" calcext:value-type="percentage">
            <text:p>25.96%</text:p>
          </table:table-cell>
          <table:table-cell table:style-name="ce6" table:formula="of:=([.L2]-[$'Baseline(pre0.12.0)'.L3])/[$'Baseline(pre0.12.0)'.L3]" office:value-type="percentage" office:value="0.259558110521306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058331" calcext:value-type="float">
            <text:p>2058331</text:p>
          </table:table-cell>
          <table:table-cell office:value-type="float" office:value="1970418" calcext:value-type="float">
            <text:p>1970418</text:p>
          </table:table-cell>
          <table:table-cell office:value-type="float" office:value="1857564" calcext:value-type="float">
            <text:p>1857564</text:p>
          </table:table-cell>
          <table:table-cell office:value-type="float" office:value="1843068" calcext:value-type="float">
            <text:p>1843068</text:p>
          </table:table-cell>
          <table:table-cell office:value-type="float" office:value="2004453" calcext:value-type="float">
            <text:p>2004453</text:p>
          </table:table-cell>
          <table:table-cell office:value-type="float" office:value="1855322" calcext:value-type="float">
            <text:p>1855322</text:p>
          </table:table-cell>
          <table:table-cell office:value-type="float" office:value="1853634" calcext:value-type="float">
            <text:p>1853634</text:p>
          </table:table-cell>
          <table:table-cell office:value-type="float" office:value="1857776" calcext:value-type="float">
            <text:p>1857776</text:p>
          </table:table-cell>
          <table:table-cell office:value-type="float" office:value="2064766" calcext:value-type="float">
            <text:p>2064766</text:p>
          </table:table-cell>
          <table:table-cell office:value-type="float" office:value="2053243" calcext:value-type="float">
            <text:p>2053243</text:p>
          </table:table-cell>
          <table:table-cell table:style-name="ce5" table:formula="of:=SUM([.B3:.K3])/10" office:value-type="float" office:value="1941857.5" calcext:value-type="float">
            <text:p>1,941,858</text:p>
          </table:table-cell>
          <table:table-cell table:style-name="ce6" table:formula="of:=([.L3]-[$'Baseline(pre0.12.0)'.L6])/[$'Baseline(pre0.12.0)'.L6]" office:value-type="percentage" office:value="0.397720655609323" calcext:value-type="percentage">
            <text:p>39.77%</text:p>
          </table:table-cell>
          <table:table-cell table:style-name="ce6" table:formula="of:=([.L3]-[$'Baseline(pre0.12.0)'.L6])/[$'Baseline(pre0.12.0)'.L6]" office:value-type="percentage" office:value="0.397720655609323" calcext:value-type="percentage">
            <text:p>39.77%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6"/>
        </table:table-row>
      </table:table>
      <table:table table:name="transcoder-improvements" table:style-name="ta1">
        <table:table-column table:style-name="co3" table:number-columns-repeated="14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081132" calcext:value-type="float">
            <text:p>1081132</text:p>
          </table:table-cell>
          <table:table-cell office:value-type="float" office:value="1059611" calcext:value-type="float">
            <text:p>1059611</text:p>
          </table:table-cell>
          <table:table-cell office:value-type="float" office:value="930465" calcext:value-type="float">
            <text:p>930465</text:p>
          </table:table-cell>
          <table:table-cell office:value-type="float" office:value="1049980" calcext:value-type="float">
            <text:p>1049980</text:p>
          </table:table-cell>
          <table:table-cell office:value-type="float" office:value="1056880" calcext:value-type="float">
            <text:p>1056880</text:p>
          </table:table-cell>
          <table:table-cell office:value-type="float" office:value="1059228" calcext:value-type="float">
            <text:p>1059228</text:p>
          </table:table-cell>
          <table:table-cell office:value-type="float" office:value="1111351" calcext:value-type="float">
            <text:p>1111351</text:p>
          </table:table-cell>
          <table:table-cell office:value-type="float" office:value="1086389" calcext:value-type="float">
            <text:p>1086389</text:p>
          </table:table-cell>
          <table:table-cell office:value-type="float" office:value="1038322" calcext:value-type="float">
            <text:p>1038322</text:p>
          </table:table-cell>
          <table:table-cell office:value-type="float" office:value="1080658" calcext:value-type="float">
            <text:p>1080658</text:p>
          </table:table-cell>
          <table:table-cell table:style-name="ce5" table:formula="of:=SUM([.B2:.K2])/10" office:value-type="float" office:value="1055401.6" calcext:value-type="float">
            <text:p>1,055,402</text:p>
          </table:table-cell>
          <table:table-cell table:style-name="ce6" table:formula="of:=([.L2]-[$'thread_local thread name'.L2])/[$'thread_local thread name'.L2]" office:value-type="percentage" office:value="-0.016679344036487" calcext:value-type="percentage">
            <text:p>-1.67%</text:p>
          </table:table-cell>
          <table:table-cell table:style-name="ce6" table:formula="of:=([.L2]-[$'Baseline(pre0.12.0)'.L3])/[$'Baseline(pre0.12.0)'.L3]" office:value-type="percentage" office:value="0.238549507461974" calcext:value-type="percentage">
            <text:p>23.85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240465" calcext:value-type="float">
            <text:p>2240465</text:p>
          </table:table-cell>
          <table:table-cell office:value-type="float" office:value="2212010" calcext:value-type="float">
            <text:p>2212010</text:p>
          </table:table-cell>
          <table:table-cell office:value-type="float" office:value="2041472" calcext:value-type="float">
            <text:p>2041472</text:p>
          </table:table-cell>
          <table:table-cell office:value-type="float" office:value="2236952" calcext:value-type="float">
            <text:p>2236952</text:p>
          </table:table-cell>
          <table:table-cell office:value-type="float" office:value="2199981" calcext:value-type="float">
            <text:p>2199981</text:p>
          </table:table-cell>
          <table:table-cell office:value-type="float" office:value="2136073" calcext:value-type="float">
            <text:p>2136073</text:p>
          </table:table-cell>
          <table:table-cell office:value-type="float" office:value="2219823" calcext:value-type="float">
            <text:p>2219823</text:p>
          </table:table-cell>
          <table:table-cell office:value-type="float" office:value="2166798" calcext:value-type="float">
            <text:p>2166798</text:p>
          </table:table-cell>
          <table:table-cell office:value-type="float" office:value="2209312" calcext:value-type="float">
            <text:p>2209312</text:p>
          </table:table-cell>
          <table:table-cell office:value-type="float" office:value="2218515" calcext:value-type="float">
            <text:p>2218515</text:p>
          </table:table-cell>
          <table:table-cell table:style-name="ce5" table:formula="of:=SUM([.B3:.K3])/10" office:value-type="float" office:value="2188140.1" calcext:value-type="float">
            <text:p>2,188,140</text:p>
          </table:table-cell>
          <table:table-cell table:style-name="ce6" table:formula="of:=([.L3]-[$'thread_local thread name'.L3])/[$'thread_local thread name'.L3]" office:value-type="percentage" office:value="0.12682835892953" calcext:value-type="percentage">
            <text:p>12.68%</text:p>
          </table:table-cell>
          <table:table-cell table:style-name="ce6" table:formula="of:=([.L3]-[$'Baseline(pre0.12.0)'.L6])/[$'Baseline(pre0.12.0)'.L6]" office:value-type="percentage" office:value="0.574991272602161" calcext:value-type="percentage">
            <text:p>57.50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includ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hread_local thread nam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does not includ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Logging event on stack</text:p>
          </table:table-cell>
          <table:table-cell table:number-columns-repeated="13"/>
        </table:table-row>
      </table:table>
      <table:table table:name="LoggingEventOnStack" table:style-name="ta1">
        <table:table-column table:style-name="co3" table:number-columns-repeated="12" table:default-cell-style-name="Default"/>
        <table:table-column table:style-name="co2" table:default-cell-style-name="Default"/>
        <table:table-column table:style-name="co8" table:default-cell-style-name="Default"/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  <text:p>(over thread_local thread name)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185013" calcext:value-type="float">
            <text:p>1185013</text:p>
          </table:table-cell>
          <table:table-cell office:value-type="float" office:value="1162221" calcext:value-type="float">
            <text:p>1162221</text:p>
          </table:table-cell>
          <table:table-cell office:value-type="float" office:value="1086498" calcext:value-type="float">
            <text:p>1086498</text:p>
          </table:table-cell>
          <table:table-cell office:value-type="float" office:value="1161975" calcext:value-type="float">
            <text:p>1161975</text:p>
          </table:table-cell>
          <table:table-cell office:value-type="float" office:value="961353" calcext:value-type="float">
            <text:p>961353</text:p>
          </table:table-cell>
          <table:table-cell office:value-type="float" office:value="1181474" calcext:value-type="float">
            <text:p>1181474</text:p>
          </table:table-cell>
          <table:table-cell office:value-type="float" office:value="1079178" calcext:value-type="float">
            <text:p>1079178</text:p>
          </table:table-cell>
          <table:table-cell office:value-type="float" office:value="1093431" calcext:value-type="float">
            <text:p>1093431</text:p>
          </table:table-cell>
          <table:table-cell office:value-type="float" office:value="1115380" calcext:value-type="float">
            <text:p>1115380</text:p>
          </table:table-cell>
          <table:table-cell office:value-type="float" office:value="1102129" calcext:value-type="float">
            <text:p>1102129</text:p>
          </table:table-cell>
          <table:table-cell table:style-name="ce5" table:formula="of:=SUM([.B2:.K2])/10" office:value-type="float" office:value="1112865.2" calcext:value-type="float">
            <text:p>1,112,865</text:p>
          </table:table-cell>
          <table:table-cell table:style-name="ce6" table:formula="of:=([.L2]-[$'thread_local thread name'.L2])/[$'thread_local thread name'.L2]" office:value-type="percentage" office:value="0.0368596546214881" calcext:value-type="percentage">
            <text:p>3.69%</text:p>
          </table:table-cell>
          <table:table-cell table:style-name="ce6" table:formula="of:=([.L2]-[$'Baseline(pre0.12.0)'.L3])/[$'Baseline(pre0.12.0)'.L3]" office:value-type="percentage" office:value="0.305984987450816" calcext:value-type="percentage">
            <text:p>30.60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221135" calcext:value-type="float">
            <text:p>2221135</text:p>
          </table:table-cell>
          <table:table-cell office:value-type="float" office:value="2404764" calcext:value-type="float">
            <text:p>2404764</text:p>
          </table:table-cell>
          <table:table-cell office:value-type="float" office:value="2386959" calcext:value-type="float">
            <text:p>2386959</text:p>
          </table:table-cell>
          <table:table-cell office:value-type="float" office:value="2410602" calcext:value-type="float">
            <text:p>2410602</text:p>
          </table:table-cell>
          <table:table-cell office:value-type="float" office:value="2338434" calcext:value-type="float">
            <text:p>2338434</text:p>
          </table:table-cell>
          <table:table-cell office:value-type="float" office:value="2310010" calcext:value-type="float">
            <text:p>2310010</text:p>
          </table:table-cell>
          <table:table-cell office:value-type="float" office:value="2298869" calcext:value-type="float">
            <text:p>2298869</text:p>
          </table:table-cell>
          <table:table-cell office:value-type="float" office:value="2402048" calcext:value-type="float">
            <text:p>2402048</text:p>
          </table:table-cell>
          <table:table-cell office:value-type="float" office:value="2408285" calcext:value-type="float">
            <text:p>2408285</text:p>
          </table:table-cell>
          <table:table-cell office:value-type="float" office:value="2284084" calcext:value-type="float">
            <text:p>2284084</text:p>
          </table:table-cell>
          <table:table-cell table:style-name="ce5" table:formula="of:=SUM([.B3:.K3])/10" office:value-type="float" office:value="2346519" calcext:value-type="float">
            <text:p>2,346,519</text:p>
          </table:table-cell>
          <table:table-cell table:style-name="ce6" table:formula="of:=([.L3]-[$'thread_local thread name'.L3])/[$'thread_local thread name'.L3]" office:value-type="percentage" office:value="0.208388875084809" calcext:value-type="percentage">
            <text:p>20.84%</text:p>
          </table:table-cell>
          <table:table-cell table:style-name="ce6" table:formula="of:=([.L3]-[$'Baseline(pre0.12.0)'.L6])/[$'Baseline(pre0.12.0)'.L6]" office:value-type="percentage" office:value="0.688990090714553" calcext:value-type="percentage">
            <text:p>68.90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includ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hread_local thread nam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does not includ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ranscoder improvement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2:06:03.291113381</meta:creation-date>
    <dc:date>2021-04-02T20:20:41.097953071</dc:date>
    <meta:editing-duration>P4DT20H32M30S</meta:editing-duration>
    <meta:editing-cycles>30</meta:editing-cycles>
    <meta:generator>LibreOffice/6.1.5.2$Linux_X86_64 LibreOffice_project/10$Build-2</meta:generator>
    <meta:document-statistic meta:table-count="4" meta:cell-count="26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157cm" svg:height="15.733cm" xlink:href=".." xlink:type="simple" chart:class="chart:line" chart:style-name="ch1">
        <chart:title svg:x="12.23cm" svg:y="0.45cm" chart:style-name="ch2">
          <text:p>Logging performance - 500k</text:p>
        </chart:title>
        <chart:legend chart:legend-position="end" svg:x="25.479cm" svg:y="5.326cm" style:legend-expansion="high" chart:style-name="ch3"/>
        <chart:plot-area chart:style-name="ch4" table:cell-range-address="'Baseline(pre0.12.0)'.A3:'Baseline(pre0.12.0)'.K12" chart:data-source-has-labels="column" svg:x="1.614cm" svg:y="1.543cm" svg:width="23.262cm" svg:height="12.895cm">
          <chartooo:coordinate-region svg:x="3.347cm" svg:y="1.742cm" svg:width="21.342cm" svg:height="12.049cm"/>
          <chart:axis chart:dimension="x" chart:name="primary-x" chart:style-name="ch5">
            <chart:title svg:x="12.262cm" svg:y="14.752cm" chart:style-name="ch6">
              <text:p>Run Number</text:p>
            </chart:title>
          </chart:axis>
          <chart:axis chart:dimension="y" chart:name="primary-y" chart:style-name="ch5">
            <chart:title svg:x="0.451cm" svg:y="10.574cm" chart:style-name="ch7">
              <text:p>Messages/second (higher is better)</text:p>
            </chart:title>
            <chart:grid chart:style-name="ch8" chart:class="major"/>
          </chart:axis>
          <chart:series chart:style-name="ch9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0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1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2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3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4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5" chart:values-cell-range-address="'Baseline(pre0.12.0)'.B9:'Baseline(pre0.12.0)'.K9" chart:label-cell-address="'Baseline(pre0.12.0)'.A9:'Baseline(pre0.12.0)'.A9" chart:class="chart:line">
            <chart:data-point chart:repeated="10"/>
          </chart:series>
          <chart:series chart:style-name="ch16" chart:values-cell-range-address="'Baseline(pre0.12.0)'.B10:'Baseline(pre0.12.0)'.K10" chart:label-cell-address="'Baseline(pre0.12.0)'.A10:'Baseline(pre0.12.0)'.A10" chart:class="chart:line">
            <chart:data-point chart:repeated="10"/>
          </chart:series>
          <chart:series chart:style-name="ch17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8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disabled debug</text:p>
                <draw:g>
                  <svg:desc>'Baseline(pre0.12.0)'.A9:'Baseline(pre0.12.0)'.A9</svg:desc>
                </draw:g>
              </table:table-cell>
              <table:table-cell office:value-type="float" office:value="21045128">
                <text:p>21045128</text:p>
                <draw:g>
                  <svg:desc>'Baseline(pre0.12.0)'.B9:'Baseline(pre0.12.0)'.K9</svg:desc>
                </draw:g>
              </table:table-cell>
              <table:table-cell office:value-type="float" office:value="21218850">
                <text:p>21218850</text:p>
              </table:table-cell>
              <table:table-cell office:value-type="float" office:value="20872511">
                <text:p>20872511</text:p>
              </table:table-cell>
              <table:table-cell office:value-type="float" office:value="21106635">
                <text:p>21106635</text:p>
              </table:table-cell>
              <table:table-cell office:value-type="float" office:value="15610987">
                <text:p>15610987</text:p>
              </table:table-cell>
              <table:table-cell office:value-type="float" office:value="19579299">
                <text:p>19579299</text:p>
              </table:table-cell>
              <table:table-cell office:value-type="float" office:value="20944266">
                <text:p>20944266</text:p>
              </table:table-cell>
              <table:table-cell office:value-type="float" office:value="21267650">
                <text:p>21267650</text:p>
              </table:table-cell>
              <table:table-cell office:value-type="float" office:value="21198547">
                <text:p>21198547</text:p>
              </table:table-cell>
              <table:table-cell office:value-type="float" office:value="20911558">
                <text:p>20911558</text:p>
              </table:table-cell>
            </table:table-row>
            <table:table-row>
              <table:table-cell office:value-type="string">
                <text:p>disabled trace</text:p>
                <draw:g>
                  <svg:desc>'Baseline(pre0.12.0)'.A10:'Baseline(pre0.12.0)'.A10</svg:desc>
                </draw:g>
              </table:table-cell>
              <table:table-cell office:value-type="float" office:value="20746720">
                <text:p>20746720</text:p>
                <draw:g>
                  <svg:desc>'Baseline(pre0.12.0)'.B10:'Baseline(pre0.12.0)'.K10</svg:desc>
                </draw:g>
              </table:table-cell>
              <table:table-cell office:value-type="float" office:value="20834888">
                <text:p>20834888</text:p>
              </table:table-cell>
              <table:table-cell office:value-type="float" office:value="21015998">
                <text:p>21015998</text:p>
              </table:table-cell>
              <table:table-cell office:value-type="float" office:value="21302299">
                <text:p>21302299</text:p>
              </table:table-cell>
              <table:table-cell office:value-type="float" office:value="20751393">
                <text:p>20751393</text:p>
              </table:table-cell>
              <table:table-cell office:value-type="float" office:value="19938360">
                <text:p>19938360</text:p>
              </table:table-cell>
              <table:table-cell office:value-type="float" office:value="21176900">
                <text:p>21176900</text:p>
              </table:table-cell>
              <table:table-cell office:value-type="float" office:value="20841045">
                <text:p>20841045</text:p>
              </table:table-cell>
              <table:table-cell office:value-type="float" office:value="21122091">
                <text:p>21122091</text:p>
              </table:table-cell>
              <table:table-cell office:value-type="float" office:value="20997901">
                <text:p>20997901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7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cm" svg:height="16.875cm" xlink:href=".." xlink:type="simple" chart:class="chart:line" chart:style-name="ch1">
        <chart:title svg:x="12.152cm" svg:y="0.473cm" chart:style-name="ch2">
          <text:p>Logging performance - 500k</text:p>
        </chart:title>
        <chart:subtitle svg:x="12.403cm" svg:y="1.589cm" chart:style-name="ch3">
          <text:p>Ignoring disabled debug/trace</text:p>
        </chart:subtitle>
        <chart:legend chart:legend-position="end" svg:x="25.322cm" svg:y="6.395cm" style:legend-expansion="high" chart:style-name="ch4"/>
        <chart:plot-area chart:style-name="ch5" table:cell-range-address="'Baseline(pre0.12.0)'.A3:'Baseline(pre0.12.0)'.K8 'Baseline(pre0.12.0)'.A11:'Baseline(pre0.12.0)'.K12" chart:data-source-has-labels="column" svg:x="1.611cm" svg:y="2.609cm" svg:width="23.111cm" svg:height="12.948cm">
          <chartooo:coordinate-region svg:x="2.973cm" svg:y="2.808cm" svg:width="21.377cm" svg:height="12.102cm"/>
          <chart:axis chart:dimension="x" chart:name="primary-x" chart:style-name="ch6">
            <chart:title svg:x="12.183cm" svg:y="15.894cm" chart:style-name="ch7">
              <text:p>Run Number</text:p>
            </chart:title>
          </chart:axis>
          <chart:axis chart:dimension="y" chart:name="primary-y" chart:style-name="ch8">
            <chart:title svg:x="0.451cm" svg:y="11.627cm" chart:style-name="ch9">
              <text:p>Messages/second(higher is better)</text:p>
            </chart:title>
            <chart:grid chart:style-name="ch10" chart:class="major"/>
          </chart:axis>
          <chart:series chart:style-name="ch11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2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3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4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5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6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7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8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